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622" officeooo:paragraph-rsid="00085622"/>
    </style:style>
    <style:style style:name="P2" style:family="paragraph" style:parent-style-name="Standard">
      <style:text-properties officeooo:paragraph-rsid="00085622"/>
    </style:style>
    <style:style style:name="P3" style:family="paragraph" style:parent-style-name="Standard">
      <style:text-properties officeooo:rsid="000a4214" officeooo:paragraph-rsid="000a4214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style:font-name="apple-system" fo:font-size="7pt" fo:letter-spacing="normal" fo:font-style="normal" fo:font-weight="normal" style:font-size-asian="7pt" style:font-size-complex="7pt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officeooo:paragraph-rsid="00085622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officeooo:rsid="00085622" officeooo:paragraph-rsid="00085622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size="11pt" officeooo:rsid="00085622" officeooo:paragraph-rsid="00085622" style:font-size-asian="9.60000038146973pt" style:font-size-complex="11pt"/>
    </style:style>
    <style:style style:name="T1" style:family="text">
      <style:text-properties officeooo:rsid="00085622"/>
    </style:style>
    <style:style style:name="T2" style:family="text">
      <style:text-properties fo:font-variant="normal" fo:text-transform="none" fo:color="#212529" style:font-name="apple-system" fo:font-size="7pt" fo:letter-spacing="normal" fo:font-style="normal" fo:font-weight="normal" style:font-size-asian="7pt" style:font-size-complex="7pt"/>
    </style:style>
    <style:style style:name="T3" style:family="text">
      <style:text-properties fo:font-variant="normal" fo:text-transform="none" fo:color="#212529" style:font-name="apple-system" fo:font-size="7pt" fo:letter-spacing="normal" fo:font-style="normal" fo:font-weight="normal" officeooo:rsid="00085622" style:font-size-asian="7pt" style:font-size-complex="7pt"/>
    </style:style>
    <style:style style:name="T4" style:family="text">
      <style:text-properties fo:font-variant="normal" fo:text-transform="none" fo:color="#212529" style:font-name="apple-system" fo:letter-spacing="normal" fo:font-style="normal" fo:font-weight="normal"/>
    </style:style>
    <style:style style:name="T5" style:family="text">
      <style:text-properties fo:font-variant="normal" fo:text-transform="none" fo:color="#212529" style:font-name="apple-system" fo:font-size="11pt" fo:letter-spacing="normal" fo:font-style="normal" fo:font-weight="normal" style:font-size-asian="9.60000038146973pt" style:font-size-complex="11pt"/>
    </style:style>
    <style:style style:name="T6" style:family="text">
      <style:text-properties fo:font-variant="normal" fo:text-transform="none" fo:color="#212529" style:font-name="apple-system" fo:font-size="11pt" fo:letter-spacing="normal" fo:font-style="normal" fo:font-weight="normal" officeooo:rsid="00085622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ESC- Universidade Do Estado de Santa Catarina</text:p>
      <text:p text:style-name="P1">DCC – Departamento de Ciência da Computação</text:p>
      <text:p text:style-name="P3">Disciplina………………………. Curso ………………………………….</text:p>
      <text:p text:style-name="P1">Nome …………………………………………………</text:p>
      <text:p text:style-name="P1"/>
      <text:p text:style-name="P2"><text:span text:style-name="T1">Verificação de Conteúdo exposto nos Vídeos ( Youtube) </text:span></text:p>
      <text:p text:style-name="P2"><text:span text:style-name="T3">1) </text:span><text:a xlink:type="simple" xlink:href="https://www.youtube.com/watch?v=Sx1Z_MGwDS8&amp;ab_channel=LisboaJúnior" text:style-name="Internet_20_link" text:visited-style-name="Visited_20_Internet_20_Link"><text:span text:style-name="T2">https://www.youtube.com/watch?v=Sx1Z_MGwDS8&amp;ab_channel=LisboaJ%C3%BAnior</text:span></text:a></text:p>
      <text:p text:style-name="P2"><text:span text:style-name="T2"/></text:p>
      <text:p text:style-name="P4"><text:span text:style-name="T1">2) </text:span><text:a xlink:type="simple" xlink:href="https://www.youtube.com/watch?v=dpgQHMA5Bz0" text:style-name="Internet_20_link" text:visited-style-name="Visited_20_Internet_20_Link">https://www.youtube.com/watch?v=dpgQHMA5Bz0</text:a></text:p>
      <text:p text:style-name="P4"/>
      <text:p text:style-name="P7"><text:span text:style-name="T4">1) Qual o ano do seu nascimento ?</text:span></text:p>
      <text:p text:style-name="P6"><text:span text:style-name="T5">2) Que anos são indicados no relato dos vídeo 1 e vídeo 2 ?</text:span></text:p>
      <text:p text:style-name="P6"><text:span text:style-name="T5">3) Quando você teve seu primeiro computador ?</text:span></text:p>
      <text:p text:style-name="P6"><text:span text:style-name="T5">De acordo com os vídeos , responda as próximas questões:</text:span></text:p>
      <text:p text:style-name="P6"><text:span text:style-name="T5">4) Como era a infraestrutura de rede <text:s/>?</text:span></text:p>
      <text:p text:style-name="P6"><text:span text:style-name="T5">5) Em que locais podíamos encontrar acesso a rede ?</text:span></text:p>
      <text:p text:style-name="P6"><text:span text:style-name="T5">6) Como era comercializado o serviço de provimento de Internet ?</text:span></text:p>
      <text:p text:style-name="P6"><text:span text:style-name="T5">7) Como era o serviço de registro domínio público (www)?</text:span></text:p>
      <text:p text:style-name="P6"><text:span text:style-name="T5">8) O que se falou sobre redes sociais ?</text:span></text:p>
      <text:p text:style-name="P6"><text:span text:style-name="T5">9) O que é prioridade atualmente, de acordo com vídeo, máquinas potentes ou acesso à Internet ?</text:span></text:p>
      <text:p text:style-name="P6"><text:span text:style-name="T5">10) O que você observou sobre a interface dos programas ( em relação à atualidade)?</text:span></text:p>
      <text:p text:style-name="P5"><text:span text:style-name="T6">11) O que você destaca sobre o aspecto do hardware apresentado ( em relação à atualidade)?</text:span></text:p>
      <text:p text:style-name="P5"><text:span text:style-name="T6">12) Que serviços de utilidade pública foram citados ( em 1980) que já usavam computador ?</text:span></text:p>
      <text:p text:style-name="P5"><text:span text:style-name="T6">13) O que mais você destacaria ( sua opinião) em relação ao vídeo ? O que foi novidade para você ? Você viveu alguma fase semelhante ao que é citado ?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4:01:28.199693598</meta:creation-date>
    <dc:date>2020-11-23T14:20:37.240128227</dc:date>
    <meta:editing-duration>PT19M1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213" meta:character-count="1279" meta:non-whitespace-character-count="1084"/>
  </office:meta>
</office:document-meta>
</file>